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50efd" officeooo:paragraph-rsid="00050efd"/>
    </style:style>
    <style:style style:name="P2" style:family="paragraph" style:parent-style-name="Standard">
      <style:text-properties officeooo:rsid="0006bdec" officeooo:paragraph-rsid="0006bdec"/>
    </style:style>
    <style:style style:name="P3" style:family="paragraph" style:parent-style-name="Standard">
      <style:text-properties officeooo:rsid="00087b31" officeooo:paragraph-rsid="00087b31"/>
    </style:style>
    <style:style style:name="P4" style:family="paragraph" style:parent-style-name="Standard">
      <style:text-properties officeooo:rsid="00097e5b" officeooo:paragraph-rsid="00097e5b"/>
    </style:style>
    <style:style style:name="P5" style:family="paragraph" style:parent-style-name="Standard">
      <style:text-properties officeooo:rsid="000a87a6" officeooo:paragraph-rsid="000a87a6"/>
    </style:style>
    <style:style style:name="P6" style:family="paragraph" style:parent-style-name="Standard">
      <style:text-properties officeooo:rsid="000c7c7a" officeooo:paragraph-rsid="000c7c7a"/>
    </style:style>
    <style:style style:name="P7" style:family="paragraph" style:parent-style-name="Standard">
      <style:text-properties officeooo:rsid="000dfdf5" officeooo:paragraph-rsid="000dfdf5"/>
    </style:style>
    <style:style style:name="P8" style:family="paragraph" style:parent-style-name="Standard">
      <style:text-properties officeooo:rsid="0013e13c" officeooo:paragraph-rsid="0013e13c"/>
    </style:style>
    <style:style style:name="P9" style:family="paragraph" style:parent-style-name="Standard">
      <style:text-properties officeooo:rsid="00140f63" officeooo:paragraph-rsid="00140f63"/>
    </style:style>
    <style:style style:name="P10" style:family="paragraph" style:parent-style-name="Standard">
      <style:text-properties officeooo:rsid="0016052d" officeooo:paragraph-rsid="0016052d"/>
    </style:style>
    <style:style style:name="P11" style:family="paragraph" style:parent-style-name="Standard">
      <style:text-properties officeooo:rsid="0016052d" officeooo:paragraph-rsid="0016052d"/>
    </style:style>
    <style:style style:name="P12" style:family="paragraph" style:parent-style-name="Standard">
      <style:text-properties officeooo:rsid="0016f8a6" officeooo:paragraph-rsid="0016f8a6"/>
    </style:style>
    <style:style style:name="P13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14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16f8a6" officeooo:paragraph-rsid="0016f8a6" fo:background-color="#1f1f1f"/>
    </style:style>
    <style:style style:name="P15" style:family="paragraph" style:parent-style-name="Standard">
      <style:text-properties officeooo:paragraph-rsid="0016f8a6"/>
    </style:style>
    <style:style style:name="P16" style:family="paragraph" style:parent-style-name="Standard">
      <style:text-properties officeooo:rsid="0018dfd6" officeooo:paragraph-rsid="0018dfd6"/>
    </style:style>
    <style:style style:name="T1" style:family="text">
      <style:text-properties officeooo:rsid="0016f8a6"/>
    </style:style>
    <style:style style:name="T2" style:family="text">
      <style:text-properties fo:color="#4ec9b0" loext:opacity="100%" style:font-name="Droid Sans Mono" fo:font-size="10.5pt" fo:font-weight="normal" fo:background-color="#1f1f1f" loext:char-shading-value="0"/>
    </style:style>
    <style:style style:name="T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4" style:family="text">
      <style:text-properties fo:color="#dcdcaa" loext:opacity="100%"/>
    </style:style>
    <style:style style:name="T5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DIT:</text:p>
      <text:p text:style-name="P1">- *printf(), *alloc(), free()</text:p>
      <text:p text:style-name="P1">- bibliotheque externe (C++11 et dervier, l'ensemble boost)</text:p>
      <text:p text:style-name="P1">- using namespace</text:p>
      <text:p text:style-name="P1">- friend </text:p>
      <text:p text:style-name="P1">- containers (vector, list, map etc)</text:p>
      <text:p text:style-name="P1">- algorithme (tout ce qui necessite d'inclure &lt;algorithm&gt;)</text:p>
      <text:p text:style-name="P1"/>
      <text:p text:style-name="P2">COURS:</text:p>
      <text:p text:style-name="P2"/>
      <text:p text:style-name="P2">- variable : type nom(valeur)</text:p>
      <text:p text:style-name="P3">- getline(cin, variable) pour recuperer une string</text:p>
      <text:p text:style-name="P3">- si on utilise cin et greline apres il faut mettre cin.ignor() apres cin </text:p>
      <text:p text:style-name="P3">- on peut faire ++i ou i++</text:p>
      <text:p text:style-name="P3">- switch (variable)</text:p>
      <text:p text:style-name="P3">{</text:p>
      <text:p text:style-name="P3"><text:tab/>case 0:</text:p>
      <text:p text:style-name="P3"><text:tab/><text:tab/>ligne code;<text:line-break/><text:tab/><text:tab/>break;</text:p>
      <text:p text:style-name="P3"><text:tab/>case 5:</text:p>
      <text:p text:style-name="P3"><text:tab/><text:tab/>ligne code;<text:line-break/><text:tab/><text:tab/>break;</text:p>
      <text:p text:style-name="P3"><text:tab/>case 8:</text:p>
      <text:p text:style-name="P3"><text:tab/><text:tab/>ligne code;<text:line-break/><text:tab/><text:tab/>break;</text:p>
      <text:p text:style-name="P3"><text:tab/>default:</text:p>
      <text:p text:style-name="P3"><text:tab/><text:tab/>ligne code;</text:p>
      <text:p text:style-name="P3"><text:tab/><text:tab/>break;<text:line-break/>}</text:p>
      <text:p text:style-name="P3">- difference entre while et do while c'est que la condition est tester a la fin dans do while donc les instruction seront au moins faite une fois</text:p>
      <text:p text:style-name="P4">- #ifndef TEST_HPP_INCLUDED</text:p>
      <text:p text:style-name="P4"><text:s text:c="2"/>#define TEST_HPP_INCLUDED</text:p>
      <text:p text:style-name="P4"/>
      <text:p text:style-name="P4">#endif </text:p>
      <text:p text:style-name="P4"/>
      <text:p text:style-name="P5">-int *pointeur(0);</text:p>
      <text:p text:style-name="P5"><text:s/>pointeur = new int;</text:p>
      <text:p text:style-name="P5"><text:s/>*pointeur = 2;</text:p>
      <text:p text:style-name="P5"><text:s/>delete pointeur; <text:s/>//on libere la case memoire</text:p>
      <text:p text:style-name="P5"><text:s/>pointeur = 0; //on indique que le pointeur ne pointe plus vers rien</text:p>
      <text:p text:style-name="P5"/>
      <text:p text:style-name="P6">-objet.methode()</text:p>
      <text:p text:style-name="P6"><text:tab/>- par exemple sur on veut la taille de la string chaine on fait chaine.size()</text:p>
      <text:p text:style-name="P7">- une classe est constituer de variable (attribut) et de fonction (methode)</text:p>
      <text:p text:style-name="P7">- le nom d'une classe commence toujours par une majuscule</text:p>
      <text:p text:style-name="P8">- un objet est une instance d'une classe (une variable creer a partir d'une classe)</text:p>
      <text:p text:style-name="P8">- chaqueattribut et chaque methode d'une classe possede son propre droit d'acces </text:p>
      <text:p text:style-name="P8"><text:tab/>- public : l'attribut ou la methode peut etre appeler depuis l'exterieur de l'objet<text:line-break/><text:tab/>- private : n epeut pas etre appeler depuis l'exterieur de la classe, par defaut tout est private</text:p>
      <text:p text:style-name="P9">- TOUT les attribut d'une classe doivent etre private</text:p>
      <text:p text:style-name="P9"/>
      <text:p text:style-name="P10"><text:soft-page-break/>- il y a deux methode particuliere qu'on retrouve dans la pluspart des classes</text:p>
      <text:p text:style-name="P10"><text:tab/>- constructeur : methode appeler automatiquement a <text:s/>chaque fois qu'on l'on creet un objet <text:tab/><text:tab/><text:tab/>baser sur cette classe </text:p>
      <text:p text:style-name="P10"><text:tab/>- destructeur : methode appeler automatiquement qund un objet est detruit, par exemple a la <text:tab/><text:tab/><text:tab/>fin de la fonction ou il a ete declarer ou si l'objet a ete allouer dynamiquement <text:tab/><text:tab/><text:tab/>avec new lors d'un delete</text:p>
      <text:p text:style-name="P10">- les attribut sont declarer dans le .hpp mais pas initialiser, on ne peut pas le faire ici il faut le faire dans le constructeur</text:p>
      <text:p text:style-name="P10">- on declare le constructeur sans aucun type de retour (pas meme void) avec le meme nom que la classe <text:s/>dans le .hpp et on met son code dans le .cpp</text:p>
      <text:p text:style-name="P10"/>
      <text:p text:style-name="P15"><text:span text:style-name="T1">- a la place de </text:span></text:p>
      <text:p text:style-name="P15"><text:span text:style-name="T2">Personnage</text:span><text:span text:style-name="T3">::</text:span><text:span text:style-name="T5">Personnage</text:span><text:span text:style-name="T3">()</text:span></text:p>
      <text:p text:style-name="P13">{</text:p>
      <text:p text:style-name="P13"><text:span text:style-name="T6">m_vie</text:span> <text:span text:style-name="T7">=</text:span> <text:span text:style-name="T8">100</text:span>;</text:p>
      <text:p text:style-name="P13"><text:span text:style-name="T6">m_mana</text:span> <text:span text:style-name="T7">=</text:span> <text:span text:style-name="T8">100</text:span>;</text:p>
      <text:p text:style-name="P13"><text:span text:style-name="T6">m_nomArme</text:span> <text:span text:style-name="T4">=</text:span> <text:span text:style-name="T9">"Epee rouillee"</text:span>;</text:p>
      <text:p text:style-name="P13"><text:span text:style-name="T6">m_degatsArme</text:span> <text:span text:style-name="T7">=</text:span> <text:span text:style-name="T8">10</text:span>;</text:p>
      <text:p text:style-name="P13">}</text:p>
      <text:p text:style-name="P14"/>
      <text:p text:style-name="P12">on peut utiliser une liste d'initialisation: </text:p>
      <text:p text:style-name="P12">Personnage::Personnage() : m_vie(100), m_mana(100), m_nomArme("Epee rouillee"), m_degatsArme(10)</text:p>
      <text:p text:style-name="P12">{</text:p>
      <text:p text:style-name="P12"><text:s text:c="4"/>//Rien à mettre dans le corps du constructeur, tout a déjà été fait !</text:p>
      <text:p text:style-name="P12">}</text:p>
      <text:p text:style-name="P12"/>
      <text:p text:style-name="P12">- on peut surcharger la liste en rajoutant des argument<text:line-break/>Personnage::Personnage(string nomArme, int degatsArme) : m_vie(100), m_mana(100),m_nomArme(nomArme), m_degatsArme(degatsArme)</text:p>
      <text:p text:style-name="P12">{</text:p>
      <text:p text:style-name="P12"><text:s/></text:p>
      <text:p text:style-name="P12">}</text:p>
      <text:p text:style-name="P12"/>
      <text:p text:style-name="P12">et donc on peut creer une classe comme ca : Personnage david, goliath("Epee aiguisee", 20);</text:p>
      <text:p text:style-name="P12">pour david on a specifier aucun parametre donc c'est le contructeur par defaut qui est appeler, pour goliathe c;est le constructeur qui prend une string et un int qui va etre appeler </text:p>
      <text:p text:style-name="P12"/>
      <text:p text:style-name="P12">- un destructeur commence par ~, il ne renvoie aucune valeur meme pas un void, il ne prend aucun argument et ne peut donc pas etre surcharger</text:p>
      <text:p text:style-name="P12">exemple </text:p>
      <text:p text:style-name="P12">Personnage::~Personnage()</text:p>
      <text:p text:style-name="P12">{</text:p>
      <text:p text:style-name="P12"><text:s text:c="4"/>/* Rien à mettre ici car on ne fait pas d'allocation dynamique</text:p>
      <text:p text:style-name="P12"><text:s text:c="4"/>dans la classe Personnage. Le destructeur est donc inutile mais</text:p>
      <text:p text:style-name="P12"><text:s text:c="4"/>je le mets pour montrer à quoi cela ressemble.</text:p>
      <text:p text:style-name="P12"><text:s text:c="4"/>En temps normal, un destructeur fait souvent des delete et quelques</text:p>
      <text:p text:style-name="P12"><text:s text:c="4"/>autres vérifications si nécessaire avant la destruction de l'objet. */</text:p>
      <text:p text:style-name="P12">}</text:p>
      <text:p text:style-name="P12"/>
      <text:p text:style-name="P12"/>
      <text:p text:style-name="P12"/>
      <text:p text:style-name="P12"><text:soft-page-break/></text:p>
      <text:p text:style-name="P12">//Prototype de la méthode (dans le .hpp) :</text:p>
      <text:p text:style-name="P12">void maMethode(int parametre) const;</text:p>
      <text:p text:style-name="P12"><text:s/></text:p>
      <text:p text:style-name="P12"><text:s/></text:p>
      <text:p text:style-name="P12">//Déclaration de la méthode (dans le .cpp) :</text:p>
      <text:p text:style-name="P12">void MaClasse::maMethode(int parametre) const</text:p>
      <text:p text:style-name="P12">{</text:p>
      <text:p text:style-name="P12"><text:s/></text:p>
      <text:p text:style-name="P12">}</text:p>
      <text:p text:style-name="P12"/>
      <text:p text:style-name="P16">- on utilise const qund c'est de methode qui ne modifie pas l'obje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5:48:36.530435722</meta:creation-date>
    <meta:generator>LibreOffice/7.3.7.2$Linux_X86_64 LibreOffice_project/30$Build-2</meta:generator>
    <dc:date>2025-04-01T19:41:08.921302590</dc:date>
    <meta:editing-duration>PT1H28M39S</meta:editing-duration>
    <meta:editing-cycles>3</meta:editing-cycles>
    <meta:document-statistic meta:table-count="0" meta:image-count="0" meta:object-count="0" meta:page-count="3" meta:paragraph-count="84" meta:word-count="622" meta:character-count="3750" meta:non-whitespace-character-count="3128"/>
  </office:meta>
</office:document-meta>
</file>